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Servlet Filters:</text:span></text:p>
      <text:p text:style-name="P1"><text:span text:style-name="T3"/></text:p>
      <text:p text:style-name="P1"><text:span text:style-name="T4">1 Create a simple logging filter that logs information about each request.</text:span></text:p>
      <text:p text:style-name="P1"><text:span text:style-name="T4">2 Implement a filter to compress response content before sending it to the client.</text:span></text:p>
      <text:p text:style-name="P1"><text:span text:style-name="T4">3 Create a filter to block access to specific resources based on IP addresses.</text:span></text:p>
      <text:p text:style-name="P1"><text:span text:style-name="T4">4 Implement a filter to modify request parameters before reaching the servlet.</text:span></text:p>
      <text:p text:style-name="P1"><text:span text:style-name="T4">5 Create a filter to enforce HTTPS for specific pages.</text:span></text:p>
      <text:p text:style-name="P1"><text:span text:style-name="T5"/></text:p>
      <text:p text:style-name="P1"><text:span text:style-name="T5"/></text:p>
      <text:p text:style-name="P1"><text:span text:style-name="T6">Servlet Listeners:</text:span></text:p>
      <text:p text:style-name="P1"><text:span text:style-name="T7"/></text:p>
      <text:p text:style-name="P1"><text:span text:style-name="T8">1 Implement a session listener to track the number of active sessions.</text:span></text:p>
      <text:p text:style-name="P1"><text:span text:style-name="T8">2 Create a context listener to perform initialization tasks when the web application starts.</text:span></text:p>
      <text:p text:style-name="P1"><text:span text:style-name="T8">3 Implement a request listener to log information about each incoming request.</text:span></text:p>
      <text:p text:style-name="P1"><text:span text:style-name="T8">4 Create a session attribute listener to monitor changes to session attributes.</text:span></text:p>
      <text:p text:style-name="P1"><text:span text:style-name="T8">5 Implement a context attribute listener to monitor changes to context attributes.</text:span></text:p>
      <text:p text:style-name="P1"><text:span text:style-name="T9"/></text:p>
      <text:p text:style-name="P1"><text:span text:style-name="T9"/></text:p>
      <text:p text:style-name="P1"><text:span text:style-name="T10">Sessions:</text:span></text:p>
      <text:p text:style-name="P1"><text:span text:style-name="T11"/></text:p>
      <text:p text:style-name="P1"><text:span text:style-name="T12">1 Create a simple servlet that stores and retrieves data in a session.</text:span></text:p>
      <text:p text:style-name="P1"><text:span text:style-name="T12">2 Implement a servlet to demonstrate session timeout and session expiration.</text:span></text:p>
      <text:p text:style-name="P1"><text:span text:style-name="T12">3 Create a shopping cart using session attributes to store items.</text:span></text:p>
      <text:p text:style-name="P1"><text:span text:style-name="T12">4 Implement a servlet to invalidate a user session upon logout.</text:span></text:p>
      <text:p text:style-name="P1"><text:span text:style-name="T12">5 Use a session listener to track the time spent by a user on the website.</text:span></text:p>
      <text:p text:style-name="P1"><text:span text:style-name="T13"/></text:p>
      <text:p text:style-name="P1"><text:span text:style-name="T13"/></text:p>
      <text:p text:style-name="P1"><text:span text:style-name="T14">Combining Filters, Listeners, and Sessions:</text:span></text:p>
      <text:p text:style-name="P1"><text:span text:style-name="T15"/></text:p>
      <text:p text:style-name="P1"><text:span text:style-name="T16">1 Create a filter to check if a user is logged in using session attributes.</text:span></text:p>
      <text:p text:style-name="P1"><text:span text:style-name="T16">2 Implement a session listener to track login and logout events.</text:span></text:p>
      <text:p text:style-name="P1"><text:span text:style-name="T16">3 Use a filter to perform authorization based on user roles stored in the session.</text:span></text:p>
      <text:p text:style-name="P1"><text:span text:style-name="T16">4 Create a context listener to initialize a session manager for the entire application.</text:span></text:p>
      <text:p text:style-name="P1"><text:span text:style-name="T16">5 Implement a filter to prevent access to certain pages if the session is expired.</text:span></text:p>
      <text:p text:style-name="P1"><text:span text:style-name="T17"/></text:p>
      <text:p text:style-name="P1"><text:span text:style-name="T17"/></text:p>
      <text:p text:style-name="P1"><text:span text:style-name="T18">Handling Events:</text:span></text:p>
      <text:p text:style-name="P1"><text:span text:style-name="T19"/></text:p>
      <text:p text:style-name="P1"><text:span text:style-name="T20">1 Implement an HttpSessionBindingListener to track changes to specific session attributes.</text:span></text:p>
      <text:p text:style-name="P1"><text:span text:style-name="T20">2 Use HttpSessionActivationListener to perform tasks when a session is activated or passivated.</text:span></text:p>
      <text:p text:style-name="P1"><text:span text:style-name="T20">3 Create a ServletContextListener to initialize a database connection pool.</text:span></text:p>
      <text:p text:style-name="P1"><text:span text:style-name="T20">4 Use ServletRequestListener to log information about request lifecycle events.</text:span></text:p>
      <text:p text:style-name="P1"><text:span text:style-name="T21"/></text:p>
      <text:p text:style-name="P1"><text:span text:style-name="T21"/></text:p>
      <text:p text:style-name="P1"><text:span text:style-name="T22">Advanced Session Management:</text:span></text:p>
      <text:p text:style-name="P1"><text:span text:style-name="T23"/></text:p>
      <text:p text:style-name="P1"><text:span text:style-name="T24">1 Implement a servlet to display user-specific content based on session attributes.</text:span></text:p>
      <text:p text:style-name="P1"><text:span text:style-name="T24">2 Create a filter to prevent session fixation attacks.</text:span></text:p>
      <text:p text:style-name="P1"><text:span text:style-name="T24">3 Implement a session listener to track user activity and log out idle users.</text:span></text:p>
      <text:p text:style-name="P1"><text:span text:style-name="T24">4 Use a filter to enforce a maximum number of simultaneous sessions per user.</text:span></text:p>
      <text:p text:style-name="P1"><text:span text:style-name="T25"/></text:p>
      <text:p text:style-name="P1"><text:span text:style-name="T26">Security Measures:</text:span></text:p>
      <text:p text:style-name="P1"><text:span text:style-name="T27"/></text:p>
      <text:p text:style-name="P1"><text:span text:style-name="T28">1 Implement a filter to protect against Cross-Site Scripting (XSS) attacks.</text:span></text:p>
      <text:p text:style-name="P1"><text:span text:style-name="T28">2 Use a filter to prevent Cross-Site Request Forgery (CSRF) attacks.</text:span></text:p>
      <text:p text:style-name="P1"><text:span text:style-name="T28">3 Create a filter to set security headers for all responses.</text:span></text:p>
      <text:p text:style-name="P1"><text:span text:style-name="T28">4 Implement a session listener to handle brute force login attempts.</text:span></text:p>
      <text:p text:style-name="P1"><text:span text:style-name="T29"/></text:p>
      <text:p text:style-name="P1"><text:span text:style-name="T29"/></text:p>
      <text:p text:style-name="P1"><text:span text:style-name="T30">Asynchronous Processing:</text:span></text:p>
      <text:p text:style-name="P1"><text:span text:style-name="T31"/></text:p>
      <text:p text:style-name="P1"><text:span text:style-name="T32">1 Create a servlet that uses asynchronous processing and sessions.</text:span></text:p>
      <text:p text:style-name="P1"><text:span text:style-name="T32">2 Implement a filter to handle asynchronous requests and set appropriate headers.</text:span></text:p>
      <text:p text:style-name="P1"><text:span text:style-name="T32">3 Use a listener to log events related to asynchronous processing.</text:span></text:p>
      <text:p text:style-name="P1"><text:span text:style-name="T33"/></text:p>
      <text:p text:style-name="P1"><text:span text:style-name="T34">Session Replication and Clustering:</text:span></text:p>
      <text:p text:style-name="P1"><text:span text:style-name="T35"/></text:p>
      <text:p text:style-name="P1"><text:span text:style-name="T36">1 Configure session replication in a clustered environment.</text:span></text:p>
      <text:p text:style-name="P1"><text:span text:style-name="T37">2 Implement a listener to monitor changes in the cluster.</text:span></text:p>
      <text:p text:style-name="P1"><text:span text:style-name="T37">3 Use a filter to distribute requests evenly across cluster nodes.</text:span></text:p>
      <text:p text:style-name="P1"><text:span text:style-name="T38"/></text:p>
      <text:p text:style-name="P1"><text:span text:style-name="T39">Handling Session Attributes:</text:span></text:p>
      <text:p text:style-name="P1"><text:span text:style-name="T40"/></text:p>
      <text:p text:style-name="P1"><text:span text:style-name="T41">1 Implement a filter to validate and sanitize session attribute values.</text:span></text:p>
      <text:p text:style-name="P1"><text:span text:style-name="T41">2 Create a listener to log changes to specific session attributes.</text:span></text:p>
      <text:p text:style-name="P1"><text:span text:style-name="T42"/></text:p>
      <text:p text:style-name="P1"><text:span text:style-name="T43">Listeners and Application Lifecycle:</text:span></text:p>
      <text:p text:style-name="P1"><text:span text:style-name="T44"/></text:p>
      <text:p text:style-name="P1"><text:span text:style-name="T45">1 Use a ServletContextListener to perform cleanup tasks when the application is shutting down.</text:span></text:p>
      <text:p text:style-name="P1"><text:span text:style-name="T45">2 Create a context attribute listener to monitor changes to context attributes during the application's lifecycle.</text:span></text:p>
      <text:p text:style-name="P1"><text:span text:style-name="T46"/></text:p>
      <text:p text:style-name="P1"><text:span text:style-name="T47">Custom Session Management:</text:span></text:p>
      <text:p text:style-name="P1"><text:span text:style-name="T48"/></text:p>
      <text:p text:style-name="P1"><text:span text:style-name="T49">1 Implement a custom session manager to store session data in a database.</text:span></text:p>
      <text:p text:style-name="P1"><text:span text:style-name="T49">2 Create a filter to authenticate users based on a custom authentication mechanism stored in the <text:tab/>session.</text:span></text:p>
      <text:p text:style-name="P1"><text:span text:style-name="T50"/></text:p>
      <text:p text:style-name="P1"><text:span text:style-name="T51">Handling Session Events:</text:span></text:p>
      <text:p text:style-name="P1"><text:span text:style-name="T52"/></text:p>
      <text:p text:style-name="P1"><text:span text:style-name="T53">1 Use HttpSessionIdListener to log changes to session IDs.</text:span></text:p>
      <text:p text:style-name="P1"><text:span text:style-name="T53">2 Implement a filter to handle events related to session ID changes.</text:span></text:p>
      <text:p text:style-name="P1"><text:span text:style-name="T54"/></text:p>
      <text:p text:style-name="P1"><text:span text:style-name="T54"/></text:p>
      <text:p text:style-name="P1"><text:span text:style-name="T55">Handling Filters in Combination:</text:span></text:p>
      <text:p text:style-name="P1"><text:span text:style-name="T56"/></text:p>
      <text:p text:style-name="P1"><text:span text:style-name="T57">1 Create a filter to handle request/response logging and performance monitoring.</text:span></text:p>
      <text:p text:style-name="P1"><text:span text:style-name="T57">2 Implement a filter to handle content compression and security headers.</text:span></text:p>
      <text:p text:style-name="P1"><text:span text:style-name="T57">3 Use a filter to implement custom authentication and authorization logic.</text:span></text:p>
      <text:p text:style-name="P1"><text:span text:style-name="T57">4 Create a filter to handle request parameter validation and sanitizatio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